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0571in" svg:height="6.4791in" svg:x="3.4969in" svg:y="0.3756in">
            <draw:object draw:notify-on-update-of-ranges="Sheet1.A2:Sheet1.A38 Sheet1.B1:Sheet1.B1 Sheet1.B2:Sheet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plane</text:p>
          </table:table-cell>
          <table:table-cell office:value-type="float" office:value="0.579318757153487" calcext:value-type="float">
            <text:p>0.57931875715348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230279758428119" calcext:value-type="float">
            <text:p>0.23027975842811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616394212279294" calcext:value-type="float">
            <text:p>0.61639421227929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537445608305267" calcext:value-type="float">
            <text:p>0.53744560830526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597557186533436" calcext:value-type="float">
            <text:p>0.597557186533436</text:p>
          </table:table-cell>
        </table:table-row>
        <table:table-row table:style-name="ro1">
          <table:table-cell table:style-name="ce1" office:value-type="string" calcext:value-type="string">
            <text:p>2 morph</text:p>
          </table:table-cell>
          <table:table-cell office:value-type="float" office:value="0.636471191847339" calcext:value-type="float">
            <text:p>0.636471191847339</text:p>
          </table:table-cell>
        </table:table-row>
        <table:table-row table:style-name="ro1">
          <table:table-cell office:value-type="string" calcext:value-type="string">
            <text:p>3 morph</text:p>
          </table:table-cell>
          <table:table-cell office:value-type="float" office:value="0.546387163423928" calcext:value-type="float">
            <text:p>0.546387163423928</text:p>
          </table:table-cell>
        </table:table-row>
        <table:table-row table:style-name="ro1">
          <table:table-cell office:value-type="string" calcext:value-type="string">
            <text:p>Jlboost 2 10</text:p>
          </table:table-cell>
          <table:table-cell office:value-type="float" office:value="0.588780671005503" calcext:value-type="float">
            <text:p>0.588780671005503</text:p>
          </table:table-cell>
        </table:table-row>
        <table:table-row table:style-name="ro1">
          <table:table-cell office:value-type="string" calcext:value-type="string">
            <text:p>Jlboost 2 7</text:p>
          </table:table-cell>
          <table:table-cell office:value-type="float" office:value="0.597699754413558" calcext:value-type="float">
            <text:p>0.597699754413558</text:p>
          </table:table-cell>
        </table:table-row>
        <table:table-row table:style-name="ro1">
          <table:table-cell office:value-type="string" calcext:value-type="string">
            <text:p>heb plane</text:p>
          </table:table-cell>
          <table:table-cell office:value-type="float" office:value="0.21800776758822" calcext:value-type="float">
            <text:p>0.21800776758822</text:p>
          </table:table-cell>
        </table:table-row>
        <table:table-row table:style-name="ro1">
          <table:table-cell office:value-type="string" calcext:value-type="string">
            <text:p>Heb 2</text:p>
          </table:table-cell>
          <table:table-cell office:value-type="float" office:value="0.284671654860928" calcext:value-type="float">
            <text:p>0.284671654860928</text:p>
          </table:table-cell>
        </table:table-row>
        <table:table-row table:style-name="ro1">
          <table:table-cell office:value-type="string" calcext:value-type="string">
            <text:p>Heb 2 morph</text:p>
          </table:table-cell>
          <table:table-cell office:value-type="float" office:value="0.280147924276765" calcext:value-type="float">
            <text:p>0.280147924276765</text:p>
          </table:table-cell>
        </table:table-row>
        <table:table-row table:style-name="ro1">
          <table:table-cell office:value-type="string" calcext:value-type="string">
            <text:p>Heb 2 fstLet</text:p>
          </table:table-cell>
          <table:table-cell office:value-type="float" office:value="0.327519293905532" calcext:value-type="float">
            <text:p>0.327519293905532</text:p>
          </table:table-cell>
        </table:table-row>
        <table:table-row table:style-name="ro1">
          <table:table-cell office:value-type="string" calcext:value-type="string">
            <text:p>Heb 2 jlboost</text:p>
          </table:table-cell>
          <table:table-cell office:value-type="float" office:value="0.274474961664335" calcext:value-type="float">
            <text:p>0.274474961664335</text:p>
          </table:table-cell>
        </table:table-row>
        <table:table-row table:style-name="ro1">
          <table:table-cell office:value-type="string" calcext:value-type="string">
            <text:p>Heb 2 jlboost (rnd)</text:p>
          </table:table-cell>
          <table:table-cell office:value-type="float" office:value="0.267508826131062" calcext:value-type="float">
            <text:p>0.267508826131062</text:p>
          </table:table-cell>
        </table:table-row>
        <table:table-row table:style-name="ro1">
          <table:table-cell office:value-type="string" calcext:value-type="string">
            <text:p>Heb 2 jlboost (full,500,7)</text:p>
          </table:table-cell>
          <table:table-cell office:value-type="float" office:value="0.261135520883714" calcext:value-type="float">
            <text:p>0.261135520883714</text:p>
          </table:table-cell>
        </table:table-row>
        <table:table-row table:style-name="ro1">
          <table:table-cell office:value-type="string" calcext:value-type="string">
            <text:p>Heb 2 jlboost (1000,7)</text:p>
          </table:table-cell>
          <table:table-cell office:value-type="float" office:value="0.270509721066459" calcext:value-type="float">
            <text:p>0.270509721066459</text:p>
          </table:table-cell>
        </table:table-row>
        <table:table-row table:style-name="ro1">
          <table:table-cell office:value-type="string" calcext:value-type="string">
            <text:p>Sp plane</text:p>
          </table:table-cell>
          <table:table-cell office:value-type="float" office:value="0.26487430697957" calcext:value-type="float">
            <text:p>0.26487430697957</text:p>
          </table:table-cell>
        </table:table-row>
        <table:table-row table:style-name="ro1">
          <table:table-cell office:value-type="string" calcext:value-type="string">
            <text:p>Sp plane wd_od</text:p>
          </table:table-cell>
          <table:table-cell office:value-type="float" office:value="0.278384407989671" calcext:value-type="float">
            <text:p>0.278384407989671</text:p>
          </table:table-cell>
        </table:table-row>
        <table:table-row table:style-name="ro1">
          <table:table-cell office:value-type="string" calcext:value-type="string">
            <text:p>Sp 2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morph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2 fstLet</text:p>
          </table:table-cell>
          <table:table-cell office:value-type="float" office:value="0.375701880965039" calcext:value-type="float">
            <text:p>0.375701880965039</text:p>
          </table:table-cell>
        </table:table-row>
        <table:table-row table:style-name="ro1">
          <table:table-cell office:value-type="string" calcext:value-type="string">
            <text:p>Sp Jlboost 2 7 </text:p>
          </table:table-cell>
          <table:table-cell office:value-type="float" office:value="0.378312257917521" calcext:value-type="float">
            <text:p>0.378312257917521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400155692260955" calcext:value-type="float">
            <text:p>0.400155692260955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371274144958356" calcext:value-type="float">
            <text:p>0.371274144958356</text:p>
          </table:table-cell>
        </table:table-row>
        <table:table-row table:style-name="ro1">
          <table:table-cell office:value-type="string" calcext:value-type="string">
            <text:p>sp jlboost 2 500 7</text:p>
          </table:table-cell>
          <table:table-cell office:value-type="float" office:value="0.352581263765474" calcext:value-type="float">
            <text:p>0.352581263765474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60273790536948" calcext:value-type="float">
            <text:p>0.360273790536948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87808536492747" calcext:value-type="float">
            <text:p>0.387808536492747</text:p>
          </table:table-cell>
        </table:table-row>
        <table:table-row table:style-name="ro1">
          <table:table-cell office:value-type="string" calcext:value-type="string">
            <text:p>sp jlboost 4 500 7</text:p>
          </table:table-cell>
          <table:table-cell office:value-type="float" office:value="0.384988671172882" calcext:value-type="float">
            <text:p>0.384988671172882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77428419533683" calcext:value-type="float">
            <text:p>0.377428419533683</text:p>
          </table:table-cell>
        </table:table-row>
        <table:table-row table:style-name="ro1">
          <table:table-cell office:value-type="string" calcext:value-type="string">
            <text:p>sp jlboost 2 1000 7</text:p>
          </table:table-cell>
          <table:table-cell office:value-type="float" office:value="0.395678906863117" calcext:value-type="float">
            <text:p>0.395678906863117</text:p>
          </table:table-cell>
        </table:table-row>
        <table:table-row table:style-name="ro1">
          <table:table-cell office:value-type="string" calcext:value-type="string">
            <text:p>sp jlboost 4 1000 12 wd_od</text:p>
          </table:table-cell>
          <table:table-cell office:value-type="float" office:value="0.393448267132478" calcext:value-type="float">
            <text:p>0.393448267132478</text:p>
          </table:table-cell>
        </table:table-row>
        <table:table-row table:style-name="ro1">
          <table:table-cell office:value-type="string" calcext:value-type="string">
            <text:p>Sp jlboost 4 1000 12</text:p>
          </table:table-cell>
          <table:table-cell office:value-type="float" office:value="0.391115414799625" calcext:value-type="float">
            <text:p>0.391115414799625</text:p>
          </table:table-cell>
        </table:table-row>
        <table:table-row table:style-name="ro1">
          <table:table-cell office:value-type="string" calcext:value-type="string">
            <text:p>Sp jlboost 4 1000 12</text:p>
          </table:table-cell>
          <table:table-cell office:value-type="float" office:value="0.37647148173464" calcext:value-type="float">
            <text:p>0.37647148173464</text:p>
          </table:table-cell>
        </table:table-row>
        <table:table-row table:style-name="ro1">
          <table:table-cell office:value-type="string" calcext:value-type="string">
            <text:p>sp jlboost 4 5000 2</text:p>
          </table:table-cell>
          <table:table-cell office:value-type="float" office:value="0.392456203640414" calcext:value-type="float">
            <text:p>0.392456203640414</text:p>
          </table:table-cell>
        </table:table-row>
        <table:table-row table:style-name="ro1">
          <table:table-cell office:value-type="string" calcext:value-type="string">
            <text:p>Sp Jlboost 2 7 (rnd)</text:p>
          </table:table-cell>
          <table:table-cell office:value-type="float" office:value="0.433489025594289" calcext:value-type="float">
            <text:p>0.433489025594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 style:data-style-name="N2" text:time-value="14:57:56.419659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5:13:12.341601029</meta:creation-date>
    <dc:date>2023-06-01T08:12:07.696952361</dc:date>
    <meta:editing-duration>P13DT9H59M42S</meta:editing-duration>
    <meta:editing-cycles>9</meta:editing-cycles>
    <meta:generator>LibreOffice/7.5.3.2$Linux_X86_64 LibreOffice_project/67bf5ab3e8553b11738d1302ab7051a12dd8b40d</meta:generator>
    <meta:document-statistic meta:table-count="1" meta:cell-count="7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6cm" svg:height="16.458cm" xlink:href=".." xlink:type="simple" chart:class="chart:bar" chart:style-name="ch1">
        <chart:legend chart:legend-position="end" svg:x="26.114cm" svg:y="7.93cm" style:legend-expansion="high" chart:style-name="ch2"/>
        <chart:plot-area chart:style-name="ch3" table:cell-range-address="Sheet1.A1:Sheet1.B38" chart:data-source-has-labels="both" svg:x="0.561cm" svg:y="0.329cm" svg:width="24.992cm" svg:height="15.8cm">
          <chart:coordinate-region svg:x="1.288cm" svg:y="0.528cm" svg:width="24.265cm" svg:height="12.115cm"/>
          <chart:axis chart:dimension="x" chart:name="primary-x" chart:style-name="ch4" chartooo:axis-type="auto">
            <chartooo:date-scale/>
            <chart:categories table:cell-range-address="Sheet1.A2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8" chart:label-cell-address="Sheet1.B1:Sheet1.B1" chart:class="chart:bar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ane</text:p>
                <draw:g>
                  <svg:desc>Sheet1.A2:Sheet1.A38</svg:desc>
                </draw:g>
              </table:table-cell>
              <table:table-cell office:value-type="float" office:value="0.579318757153487">
                <text:p>0.579318757153487</text:p>
                <draw:g>
                  <svg:desc>Sheet1.B2:Sheet1.B3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30279758428119">
                <text:p>0.2302797584281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6394212279294">
                <text:p>0.6163942122792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37445608305267">
                <text:p>0.537445608305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7557186533436">
                <text:p>0.597557186533436</text:p>
              </table:table-cell>
            </table:table-row>
            <table:table-row>
              <table:table-cell office:value-type="string">
                <text:p>2 morph</text:p>
              </table:table-cell>
              <table:table-cell office:value-type="float" office:value="0.636471191847339">
                <text:p>0.636471191847339</text:p>
              </table:table-cell>
            </table:table-row>
            <table:table-row>
              <table:table-cell office:value-type="string">
                <text:p>3 morph</text:p>
              </table:table-cell>
              <table:table-cell office:value-type="float" office:value="0.546387163423928">
                <text:p>0.546387163423928</text:p>
              </table:table-cell>
            </table:table-row>
            <table:table-row>
              <table:table-cell office:value-type="string">
                <text:p>Jlboost 2 10</text:p>
              </table:table-cell>
              <table:table-cell office:value-type="float" office:value="0.588780671005503">
                <text:p>0.588780671005503</text:p>
              </table:table-cell>
            </table:table-row>
            <table:table-row>
              <table:table-cell office:value-type="string">
                <text:p>Jlboost 2 7</text:p>
              </table:table-cell>
              <table:table-cell office:value-type="float" office:value="0.597699754413558">
                <text:p>0.597699754413558</text:p>
              </table:table-cell>
            </table:table-row>
            <table:table-row>
              <table:table-cell office:value-type="string">
                <text:p>heb plane</text:p>
              </table:table-cell>
              <table:table-cell office:value-type="float" office:value="0.21800776758822">
                <text:p>0.21800776758822</text:p>
              </table:table-cell>
            </table:table-row>
            <table:table-row>
              <table:table-cell office:value-type="string">
                <text:p>Heb 2</text:p>
              </table:table-cell>
              <table:table-cell office:value-type="float" office:value="0.284671654860928">
                <text:p>0.284671654860928</text:p>
              </table:table-cell>
            </table:table-row>
            <table:table-row>
              <table:table-cell office:value-type="string">
                <text:p>Heb 2 morph</text:p>
              </table:table-cell>
              <table:table-cell office:value-type="float" office:value="0.280147924276765">
                <text:p>0.280147924276765</text:p>
              </table:table-cell>
            </table:table-row>
            <table:table-row>
              <table:table-cell office:value-type="string">
                <text:p>Heb 2 fstLet</text:p>
              </table:table-cell>
              <table:table-cell office:value-type="float" office:value="0.327519293905532">
                <text:p>0.327519293905532</text:p>
              </table:table-cell>
            </table:table-row>
            <table:table-row>
              <table:table-cell office:value-type="string">
                <text:p>Heb 2 jlboost</text:p>
              </table:table-cell>
              <table:table-cell office:value-type="float" office:value="0.274474961664335">
                <text:p>0.274474961664335</text:p>
              </table:table-cell>
            </table:table-row>
            <table:table-row>
              <table:table-cell office:value-type="string">
                <text:p>Heb 2 jlboost (rnd)</text:p>
              </table:table-cell>
              <table:table-cell office:value-type="float" office:value="0.267508826131062">
                <text:p>0.267508826131062</text:p>
              </table:table-cell>
            </table:table-row>
            <table:table-row>
              <table:table-cell office:value-type="string">
                <text:p>Heb 2 jlboost (full,500,7)</text:p>
              </table:table-cell>
              <table:table-cell office:value-type="float" office:value="0.261135520883714">
                <text:p>0.261135520883714</text:p>
              </table:table-cell>
            </table:table-row>
            <table:table-row>
              <table:table-cell office:value-type="string">
                <text:p>Heb 2 jlboost (1000,7)</text:p>
              </table:table-cell>
              <table:table-cell office:value-type="float" office:value="0.270509721066459">
                <text:p>0.270509721066459</text:p>
              </table:table-cell>
            </table:table-row>
            <table:table-row>
              <table:table-cell office:value-type="string">
                <text:p>Sp plane</text:p>
              </table:table-cell>
              <table:table-cell office:value-type="float" office:value="0.26487430697957">
                <text:p>0.26487430697957</text:p>
              </table:table-cell>
            </table:table-row>
            <table:table-row>
              <table:table-cell office:value-type="string">
                <text:p>Sp 2</text:p>
              </table:table-cell>
              <table:table-cell office:value-type="float" office:value="0.278384407989671">
                <text:p>0.278384407989671</text:p>
              </table:table-cell>
            </table:table-row>
            <table:table-row>
              <table:table-cell office:value-type="string">
                <text:p>Sp 2 morph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2 fstLet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Jlboost 2 7 </text:p>
              </table:table-cell>
              <table:table-cell office:value-type="float" office:value="0.375701880965039">
                <text:p>0.375701880965039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378312257917521">
                <text:p>0.378312257917521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400155692260955">
                <text:p>0.400155692260955</text:p>
              </table:table-cell>
            </table:table-row>
            <table:table-row>
              <table:table-cell office:value-type="string">
                <text:p>sp jlboost 2 500 7</text:p>
              </table:table-cell>
              <table:table-cell office:value-type="float" office:value="0.371274144958356">
                <text:p>0.371274144958356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52581263765474">
                <text:p>0.352581263765474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60273790536948">
                <text:p>0.360273790536948</text:p>
              </table:table-cell>
            </table:table-row>
            <table:table-row>
              <table:table-cell office:value-type="string">
                <text:p>sp jlboost 4 500 7</text:p>
              </table:table-cell>
              <table:table-cell office:value-type="float" office:value="0.387808536492747">
                <text:p>0.387808536492747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84988671172882">
                <text:p>0.384988671172882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80870104554315">
                <text:p>0.380870104554315</text:p>
              </table:table-cell>
            </table:table-row>
            <table:table-row>
              <table:table-cell office:value-type="string">
                <text:p>sp jlboost 2 1000 7</text:p>
              </table:table-cell>
              <table:table-cell office:value-type="float" office:value="0.377428419533683">
                <text:p>0.377428419533683</text:p>
              </table:table-cell>
            </table:table-row>
            <table:table-row>
              <table:table-cell office:value-type="string">
                <text:p>Sp jlboost 4 1000 12</text:p>
              </table:table-cell>
              <table:table-cell office:value-type="float" office:value="0.395678906863117">
                <text:p>0.395678906863117</text:p>
              </table:table-cell>
            </table:table-row>
            <table:table-row>
              <table:table-cell office:value-type="string">
                <text:p>Sp jlboost 4 1000 12</text:p>
              </table:table-cell>
              <table:table-cell office:value-type="float" office:value="0.393448267132478">
                <text:p>0.393448267132478</text:p>
              </table:table-cell>
            </table:table-row>
            <table:table-row>
              <table:table-cell office:value-type="string">
                <text:p>sp jlboost 4 5000 2</text:p>
              </table:table-cell>
              <table:table-cell office:value-type="float" office:value="0.391115414799625">
                <text:p>0.391115414799625</text:p>
              </table:table-cell>
            </table:table-row>
            <table:table-row>
              <table:table-cell office:value-type="string">
                <text:p>Sp Jlboost 2 7 (rnd)</text:p>
              </table:table-cell>
              <table:table-cell office:value-type="float" office:value="0.37647148173464">
                <text:p>0.37647148173464</text:p>
              </table:table-cell>
            </table:table-row>
            <table:table-row>
              <table:table-cell office:value-type="string"/>
              <table:table-cell office:value-type="float" office:value="0.392456203640414">
                <text:p>0.392456203640414</text:p>
              </table:table-cell>
            </table:table-row>
            <table:table-row>
              <table:table-cell office:value-type="string"/>
              <table:table-cell office:value-type="float" office:value="0.433489025594289">
                <text:p>0.43348902559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67bf5ab3e8553b11738d1302ab7051a12dd8b40d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